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/>
      <style:text-properties officeooo:paragraph-rsid="000aa9dd"/>
    </style:style>
    <style:style style:name="P2" style:family="paragraph" style:parent-style-name="Standard">
      <style:paragraph-properties fo:line-height="150%"/>
      <style:text-properties fo:font-weight="bold" officeooo:paragraph-rsid="000aa9dd" style:font-weight-asian="bold" style:font-weight-complex="bold"/>
    </style:style>
    <style:style style:name="P3" style:family="paragraph" style:parent-style-name="Standard">
      <style:paragraph-properties fo:line-height="150%"/>
      <style:text-properties officeooo:paragraph-rsid="000aa9dd"/>
    </style:style>
    <style:style style:name="P4" style:family="paragraph" style:parent-style-name="Text_20_body">
      <style:paragraph-properties fo:line-height="150%"/>
      <style:text-properties officeooo:paragraph-rsid="000aa9dd"/>
    </style:style>
    <style:style style:name="P5" style:family="paragraph" style:parent-style-name="Text_20_body" style:list-style-name="L3">
      <style:paragraph-properties fo:line-height="150%"/>
      <style:text-properties officeooo:paragraph-rsid="000aa9dd"/>
    </style:style>
    <style:style style:name="P6" style:family="paragraph" style:parent-style-name="Text_20_body" style:list-style-name="L4">
      <style:paragraph-properties fo:line-height="150%"/>
      <style:text-properties officeooo:paragraph-rsid="000aa9dd"/>
    </style:style>
    <style:style style:name="P7" style:family="paragraph" style:parent-style-name="Title">
      <style:paragraph-properties fo:line-height="150%"/>
      <style:text-properties officeooo:paragraph-rsid="000aa9dd"/>
    </style:style>
    <style:style style:name="T1" style:family="text">
      <style:text-properties officeooo:rsid="000d0fcd"/>
    </style:style>
    <style:style style:name="T2" style:family="text">
      <style:text-properties style:text-underline-style="none" officeooo:rsid="000d0fcd"/>
    </style:style>
    <style:style style:name="T3" style:family="text">
      <style:text-properties officeooo:rsid="000ec0c3"/>
    </style:style>
    <style:style style:name="T4" style:family="text">
      <style:text-properties officeooo:rsid="000aa9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52da"/>
    </style:style>
    <style:style style:name="T7" style:family="text">
      <style:text-properties officeooo:rsid="000bacd6"/>
    </style:style>
    <style:style style:name="T8" style:family="text">
      <style:text-properties officeooo:rsid="000cb1e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df7f2"/>
    </style:style>
    <style:style style:name="T11" style:family="text">
      <style:text-properties officeooo:rsid="000fa758"/>
    </style:style>
    <style:style style:name="T12" style:family="text">
      <style:text-properties officeooo:rsid="00110284"/>
    </style:style>
    <style:style style:name="T13" style:family="text">
      <style:text-properties officeooo:rsid="0013bf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poran</text:p>
      <text:p text:style-name="P3">Nama : Ari Ali Nugroho</text:p>
      <text:p text:style-name="P3">Kelas : 11 IPA 3</text:p>
      <text:p text:style-name="P3"/>
      <text:p text:style-name="P3">Waktu : <text:span text:style-name="T13">2 </text:span><text:span text:style-name="T2">Mei</text:span> 2020 (video durasi: <text:span text:style-name="T4">1 jam 30 menit</text:span>)</text:p>
      <text:p text:style-name="P3">Sumber : Internet (youtube.com)</text:p>
      <text:p text:style-name="P3">Penceramah : Ustadz <text:span text:style-name="T4">Abdul Somad</text:span></text:p>
      <text:p text:style-name="P3"/>
      <text:p text:style-name="P2">Materi : Qira'ah Kitab Arrisalah Al-Qushairiyyah <text:span text:style-name="T4">(tentang Firasat)</text:span></text:p>
      <text:h text:style-name="P1" text:outline-level="1">Rangkuman:</text:h>
      <text:list xml:id="list1507851939" text:style-name="L3">
        <text:list-item>
          <text:p text:style-name="P5">Rasulullah <text:span text:style-name="T9">shalallahu alaihi wassalam</text:span> bersabda "Takutlah kamu dari firasat orang beriman, karena mereka melihat dengan cahaya Allah"</text:p>
        </text:list-item>
        <text:list-item>
          <text:p text:style-name="P5">Firasat adalah lintasan dalam hati yang menghilangkan lintasan-lintasan yang lain.</text:p>
        </text:list-item>
        <text:list-item>
          <text:p text:style-name="P5">Firasat adalah lintasan yang mutlak dan tidak diganggu oleh lintasan-lintasan yang lain (lintasan jiwa).</text:p>
        </text:list-item>
        <text:list-item>
          <text:p text:style-name="P5">Firasat sesuai kekuatan iman, siapa yang kuat imannya maka kuat firasatnya. </text:p>
        </text:list-item>
        <text:list-item>
          <text:p text:style-name="P5">Firasat datangnya dari Allah, <text:span text:style-name="T6">bukan</text:span> <text:span text:style-name="T10">untuk </text:span>mengaku-mengaku memiliki firasat, akan tetapi menjaga diri agar tidak terbaca oleh firasat orang.</text:p>
        </text:list-item>
        <text:list-item>
          <text:p text:style-name="P5">Jika Allah mengusai qalbu seseorang, maka Allah bukakan segala rahasia dan Allah beritakan <text:span text:style-name="T11">kepadanya</text:span>.</text:p>
        </text:list-item>
        <text:list-item>
          <text:p text:style-name="P5"><text:span text:style-name="T12">Orang yang memiliki firasat yang tajam</text:span>:</text:p>
        </text:list-item>
      </text:list>
      <text:list xml:id="list172003966" text:style-name="L4">
        <text:list-item>
          <text:p text:style-name="P6">Menjaga pandangan dari yang diharamkan Allah.</text:p>
        </text:list-item>
        <text:list-item>
          <text:p text:style-name="P6">Menahan hawa nafsu.</text:p>
        </text:list-item>
        <text:list-item>
          <text:p text:style-name="P6">Batinnya merasa diawasi oleh Allah.</text:p>
        </text:list-item>
        <text:list-item>
          <text:p text:style-name="P6"><text:span text:style-name="T8">D</text:span>zahirnya melakukan sunnah-sunnah Rasulullah.</text:p>
        </text:list-item>
        <text:list-item>
          <text:p text:style-name="P6">Menjaga dari makanan-makanan yang haram.</text:p>
        </text:list-item>
      </text:list>
      <text:list xml:id="list72221111429305" text:continue-list="list1507851939" text:style-name="L3">
        <text:list-item>
          <text:p text:style-name="P5">Firasat i<text:span text:style-name="T6">t</text:span>u sangat jelas dan detail, tidak ragu-ragu (agaknya) dan hasil interpretasi.</text:p>
        </text:list-item>
      </text:list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07:01:30.266052190</meta:creation-date>
    <dc:date>2020-05-02T07:22:19.781442086</dc:date>
    <meta:editing-duration>PT20M49S</meta:editing-duration>
    <meta:editing-cycles>10</meta:editing-cycles>
    <meta:generator>LibreOffice/6.4.2.2$Linux_X86_64 LibreOffice_project/40$Build-2</meta:generator>
    <meta:document-statistic meta:table-count="0" meta:image-count="0" meta:object-count="0" meta:page-count="2" meta:paragraph-count="21" meta:word-count="179" meta:character-count="1196" meta:non-whitespace-character-count="1050"/>
  </office:meta>
</office:document-meta>
</file>